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004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рктанген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3">C-</text:span>код <text:span text:style-name="T1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14cm" svg:height="1.401cm" draw:z-index="0"><draw:image xlink:href="../../odt/images/004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1">векторизован</text:span><text:span text:style-name="T10">, </text:span>возвращает выходное значение, вычисленное по формуле:</text:p>
            <text:p text:style-name="P4"><draw:frame draw:style-name="fr3" draw:name="Объект1" text:anchor-type="as-char" svg:width="5.553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0">й и выходной сигналы.</text:span></text:p>
            <text:p text:style-name="Text_20_body"><text:span text:style-name="T11">Свойства</text:span><text:span text:style-name="T10">:</text:span></text:p>
            <text:list xml:id="list8266444934973561925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        </text:list-item>
            </text:list>
            <text:p text:style-name="Text_20_body"><text:span text:style-name="T3">Свойства м</text:span><text:span text:style-name="T12">огут быть векторами, размерности <text:s/>которых должны быть равны размерности входа, в этом случае на выходе будет также вектор.</text:span></text:p>
            <text:p text:style-name="Text_20_body"><text:span text:style-name="T14">Примечания</text:span>:</text:p>
            <text:list xml:id="list375576654075151441" text:style-name="L2">
              <text:list-item>
                <text:p text:style-name="P6"><text:span text:style-name="T4">По умолчанию данный блок реализует обратное тангенциальному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тангенс</dc:title>
    <dc:date>2012-03-30T20:19:57.29</dc:date>
    <meta:generator>OpenOffice_Beta/4.1.0$Win32 OpenOffice.org_project/410m14$Build-9760</meta:generator>
    <meta:editing-duration>PT2H21M47S</meta:editing-duration>
    <meta:editing-cycles>144</meta:editing-cycles>
    <meta:document-statistic meta:table-count="1" meta:image-count="2" meta:object-count="7" meta:page-count="1" meta:paragraph-count="19" meta:word-count="125" meta:character-count="83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